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mobile network</text:p>
          </table:table-cell>
          <table:table-cell table:number-columns-repeated="1022"/>
        </table:table-row>
        <table:table-row table:style-name="ro1">
          <table:table-cell table:style-name="ce2" office:value-type="float" office:value="74068" calcext:value-type="float">
            <text:p>74068</text:p>
          </table:table-cell>
          <table:table-cell table:style-name="ce4" office:value-type="string" calcext:value-type="string">
            <text:p>08Direct</text:p>
          </table:table-cell>
          <table:table-cell table:number-columns-repeated="1022"/>
        </table:table-row>
        <table:table-row table:style-name="ro1">
          <table:table-cell table:style-name="ce2" office:value-type="float" office:value="75710" calcext:value-type="float">
            <text:p>75710</text:p>
          </table:table-cell>
          <table:table-cell table:style-name="ce4" office:value-type="string" calcext:value-type="string">
            <text:p>09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112" calcext:value-type="float">
            <text:p>79112</text:p>
          </table:table-cell>
          <table:table-cell table:style-name="ce4" office:value-type="string" calcext:value-type="string">
            <text:p>24 Seven</text:p>
          </table:table-cell>
          <table:table-cell table:number-columns-repeated="1022"/>
        </table:table-row>
        <table:table-row table:style-name="ro1">
          <table:table-cell table:style-name="ce2" office:value-type="float" office:value="79118" calcext:value-type="float">
            <text:p>79118</text:p>
          </table:table-cell>
          <table:table-cell table:style-name="ce4" office:value-type="string" calcext:value-type="string">
            <text:p>24 Seven</text:p>
          </table:table-cell>
          <table:table-cell table:number-columns-repeated="1022"/>
        </table:table-row>
        <table:table-row table:style-name="ro1">
          <table:table-cell table:style-name="ce2" office:value-type="float" office:value="74066" calcext:value-type="float">
            <text:p>74066</text:p>
          </table:table-cell>
          <table:table-cell table:style-name="ce4" office:value-type="string" calcext:value-type="string">
            <text:p>24 Seven Communic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78931" calcext:value-type="float">
            <text:p>78931</text:p>
          </table:table-cell>
          <table:table-cell table:style-name="ce4" office:value-type="string" calcext:value-type="string">
            <text:p>24 Seven Communic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74186" calcext:value-type="float">
            <text:p>74186</text:p>
          </table:table-cell>
          <table:table-cell table:style-name="ce4" office:value-type="string" calcext:value-type="string">
            <text:p>Ace Call</text:p>
          </table:table-cell>
          <table:table-cell table:number-columns-repeated="1022"/>
        </table:table-row>
        <table:table-row table:style-name="ro1">
          <table:table-cell table:style-name="ce2" office:value-type="float" office:value="75718" calcext:value-type="float">
            <text:p>75718</text:p>
          </table:table-cell>
          <table:table-cell table:style-name="ce4" office:value-type="string" calcext:value-type="string">
            <text:p>Alliance Technologies</text:p>
          </table:table-cell>
          <table:table-cell table:number-columns-repeated="1022"/>
        </table:table-row>
        <table:table-row table:style-name="ro1">
          <table:table-cell table:style-name="ce2" office:value-type="float" office:value="74411" calcext:value-type="float">
            <text:p>74411</text:p>
          </table:table-cell>
          <table:table-cell table:style-name="ce4" office:value-type="string" calcext:value-type="string">
            <text:p>Andrews and Arnold</text:p>
          </table:table-cell>
          <table:table-cell table:number-columns-repeated="1022"/>
        </table:table-row>
        <table:table-row table:style-name="ro1">
          <table:table-cell table:style-name="ce2" office:value-type="float" office:value="75375" calcext:value-type="float">
            <text:p>75375</text:p>
          </table:table-cell>
          <table:table-cell table:style-name="ce4" office:value-type="string" calcext:value-type="string">
            <text:p>Awayphone</text:p>
          </table:table-cell>
          <table:table-cell table:number-columns-repeated="1022"/>
        </table:table-row>
        <table:table-row table:style-name="ro1">
          <table:table-cell table:style-name="ce2" office:value-type="float" office:value="74181" calcext:value-type="float">
            <text:p>74181</text:p>
          </table:table-cell>
          <table:table-cell table:style-name="ce4" office:value-type="string" calcext:value-type="string">
            <text:p>Bellingham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777" calcext:value-type="float">
            <text:p>7777</text:p>
          </table:table-cell>
          <table:table-cell table:style-name="ce4" office:value-type="string" calcext:value-type="string">
            <text:p>BT</text:p>
          </table:table-cell>
          <table:table-cell table:number-columns-repeated="1022"/>
        </table:table-row>
        <table:table-row table:style-name="ro1">
          <table:table-cell table:style-name="ce2" office:value-type="float" office:value="74416" calcext:value-type="float">
            <text:p>74416</text:p>
          </table:table-cell>
          <table:table-cell table:style-name="ce4" office:value-type="string" calcext:value-type="string">
            <text:p>Cable and Wireless</text:p>
          </table:table-cell>
          <table:table-cell table:number-columns-repeated="1022"/>
        </table:table-row>
        <table:table-row table:style-name="ro1">
          <table:table-cell table:style-name="ce2" office:value-type="float" office:value="76241" calcext:value-type="float">
            <text:p>76241</text:p>
          </table:table-cell>
          <table:table-cell table:style-name="ce4" office:value-type="string" calcext:value-type="string">
            <text:p>Cable and Wireless</text:p>
          </table:table-cell>
          <table:table-cell table:number-columns-repeated="1022"/>
        </table:table-row>
        <table:table-row table:style-name="ro1">
          <table:table-cell table:style-name="ce2" office:value-type="float" office:value="78228" calcext:value-type="float">
            <text:p>78228</text:p>
          </table:table-cell>
          <table:table-cell table:style-name="ce4" office:value-type="string" calcext:value-type="string">
            <text:p>Cable and Wireless</text:p>
          </table:table-cell>
          <table:table-cell table:number-columns-repeated="1022"/>
        </table:table-row>
        <table:table-row table:style-name="ro1">
          <table:table-cell table:style-name="ce2" office:value-type="float" office:value="7781" calcext:value-type="float">
            <text:p>7781</text:p>
          </table:table-cell>
          <table:table-cell table:style-name="ce4" office:value-type="string" calcext:value-type="string">
            <text:p>Cable and Wireless Guernsey</text:p>
          </table:table-cell>
          <table:table-cell table:number-columns-repeated="1022"/>
        </table:table-row>
        <table:table-row table:style-name="ro1">
          <table:table-cell table:style-name="ce2" office:value-type="float" office:value="78398" calcext:value-type="float">
            <text:p>78398</text:p>
          </table:table-cell>
          <table:table-cell table:style-name="ce4" office:value-type="string" calcext:value-type="string">
            <text:p>Cable and Wireless Guernsey</text:p>
          </table:table-cell>
          <table:table-cell table:number-columns-repeated="1022"/>
        </table:table-row>
        <table:table-row table:style-name="ro1">
          <table:table-cell table:style-name="ce2" office:value-type="float" office:value="74576" calcext:value-type="float">
            <text:p>74576</text:p>
          </table:table-cell>
          <table:table-cell table:style-name="ce4" office:value-type="string" calcext:value-type="string">
            <text:p>Cable and Wireless Isle of Man</text:p>
          </table:table-cell>
          <table:table-cell table:number-columns-repeated="1022"/>
        </table:table-row>
        <table:table-row table:style-name="ro1">
          <table:table-cell table:style-name="ce2" office:value-type="float" office:value="77003" calcext:value-type="float">
            <text:p>77003</text:p>
          </table:table-cell>
          <table:table-cell table:style-name="ce4" office:value-type="string" calcext:value-type="string">
            <text:p>Cable and Wireless Jersey</text:p>
          </table:table-cell>
          <table:table-cell table:number-columns-repeated="1022"/>
        </table:table-row>
        <table:table-row table:style-name="ro1">
          <table:table-cell table:style-name="ce2" office:value-type="float" office:value="77007" calcext:value-type="float">
            <text:p>77007</text:p>
          </table:table-cell>
          <table:table-cell table:style-name="ce4" office:value-type="string" calcext:value-type="string">
            <text:p>Cable and Wireless Jersey</text:p>
          </table:table-cell>
          <table:table-cell table:number-columns-repeated="1022"/>
        </table:table-row>
        <table:table-row table:style-name="ro1">
          <table:table-cell table:style-name="ce2" office:value-type="float" office:value="77008" calcext:value-type="float">
            <text:p>77008</text:p>
          </table:table-cell>
          <table:table-cell table:style-name="ce4" office:value-type="string" calcext:value-type="string">
            <text:p>Cable and Wireless Jersey</text:p>
          </table:table-cell>
          <table:table-cell table:number-columns-repeated="1022"/>
        </table:table-row>
        <table:table-row table:style-name="ro1">
          <table:table-cell table:style-name="ce2" office:value-type="float" office:value="7464" calcext:value-type="float">
            <text:p>7464</text:p>
          </table:table-cell>
          <table:table-cell table:style-name="ce4" office:value-type="string" calcext:value-type="string">
            <text:p>Cable and Wireless UK</text:p>
          </table:table-cell>
          <table:table-cell table:number-columns-repeated="1022"/>
        </table:table-row>
        <table:table-row table:style-name="ro1">
          <table:table-cell table:style-name="ce2" office:value-type="float" office:value="78745" calcext:value-type="float">
            <text:p>78745</text:p>
          </table:table-cell>
          <table:table-cell table:style-name="ce4" office:value-type="string" calcext:value-type="string">
            <text:p>Callax</text:p>
          </table:table-cell>
          <table:table-cell table:number-columns-repeated="1022"/>
        </table:table-row>
        <table:table-row table:style-name="ro1">
          <table:table-cell table:style-name="ce2" office:value-type="float" office:value="79780" calcext:value-type="float">
            <text:p>79780</text:p>
          </table:table-cell>
          <table:table-cell table:style-name="ce4" office:value-type="string" calcext:value-type="string">
            <text:p>Callax</text:p>
          </table:table-cell>
          <table:table-cell table:number-columns-repeated="1022"/>
        </table:table-row>
        <table:table-row table:style-name="ro1">
          <table:table-cell table:style-name="ce2" office:value-type="float" office:value="74069" calcext:value-type="float">
            <text:p>74069</text:p>
          </table:table-cell>
          <table:table-cell table:style-name="ce4" office:value-type="string" calcext:value-type="string">
            <text:p>CardBoardFish</text:p>
          </table:table-cell>
          <table:table-cell table:number-columns-repeated="1022"/>
        </table:table-row>
        <table:table-row table:style-name="ro1">
          <table:table-cell table:style-name="ce2" office:value-type="float" office:value="74171" calcext:value-type="float">
            <text:p>74171</text:p>
          </table:table-cell>
          <table:table-cell table:style-name="ce4" office:value-type="string" calcext:value-type="string">
            <text:p>CardBoardFish</text:p>
          </table:table-cell>
          <table:table-cell table:number-columns-repeated="1022"/>
        </table:table-row>
        <table:table-row table:style-name="ro1">
          <table:table-cell table:style-name="ce2" office:value-type="float" office:value="74578" calcext:value-type="float">
            <text:p>74578</text:p>
          </table:table-cell>
          <table:table-cell table:style-name="ce4" office:value-type="string" calcext:value-type="string">
            <text:p>CardBoardFish</text:p>
          </table:table-cell>
          <table:table-cell table:number-columns-repeated="1022"/>
        </table:table-row>
        <table:table-row table:style-name="ro1">
          <table:table-cell table:style-name="ce2" office:value-type="float" office:value="74579" calcext:value-type="float">
            <text:p>74579</text:p>
          </table:table-cell>
          <table:table-cell table:style-name="ce4" office:value-type="string" calcext:value-type="string">
            <text:p>CardBoardFish</text:p>
          </table:table-cell>
          <table:table-cell table:number-columns-repeated="1022"/>
        </table:table-row>
        <table:table-row table:style-name="ro1">
          <table:table-cell table:style-name="ce2" office:value-type="float" office:value="75377" calcext:value-type="float">
            <text:p>75377</text:p>
          </table:table-cell>
          <table:table-cell table:style-name="ce4" office:value-type="string" calcext:value-type="string">
            <text:p>CFL Communic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78227" calcext:value-type="float">
            <text:p>78227</text:p>
          </table:table-cell>
          <table:table-cell table:style-name="ce4" office:value-type="string" calcext:value-type="string">
            <text:p>Cheeres International</text:p>
          </table:table-cell>
          <table:table-cell table:number-columns-repeated="1022"/>
        </table:table-row>
        <table:table-row table:style-name="ro1">
          <table:table-cell table:style-name="ce2" office:value-type="float" office:value="74060" calcext:value-type="float">
            <text:p>74060</text:p>
          </table:table-cell>
          <table:table-cell table:style-name="ce4" office:value-type="string" calcext:value-type="string">
            <text:p>Cheers International</text:p>
          </table:table-cell>
          <table:table-cell table:number-columns-repeated="1022"/>
        </table:table-row>
        <table:table-row table:style-name="ro1">
          <table:table-cell table:style-name="ce2" office:value-type="float" office:value="74061" calcext:value-type="float">
            <text:p>74061</text:p>
          </table:table-cell>
          <table:table-cell table:style-name="ce4" office:value-type="string" calcext:value-type="string">
            <text:p>Cheers International</text:p>
          </table:table-cell>
          <table:table-cell table:number-columns-repeated="1022"/>
        </table:table-row>
        <table:table-row table:style-name="ro1">
          <table:table-cell table:style-name="ce2" office:value-type="float" office:value="74062" calcext:value-type="float">
            <text:p>74062</text:p>
          </table:table-cell>
          <table:table-cell table:style-name="ce4" office:value-type="string" calcext:value-type="string">
            <text:p>Cheers International</text:p>
          </table:table-cell>
          <table:table-cell table:number-columns-repeated="1022"/>
        </table:table-row>
        <table:table-row table:style-name="ro1">
          <table:table-cell table:style-name="ce2" office:value-type="float" office:value="79784" calcext:value-type="float">
            <text:p>79784</text:p>
          </table:table-cell>
          <table:table-cell table:style-name="ce4" office:value-type="string" calcext:value-type="string">
            <text:p>Cheers International</text:p>
          </table:table-cell>
          <table:table-cell table:number-columns-repeated="1022"/>
        </table:table-row>
        <table:table-row table:style-name="ro1">
          <table:table-cell table:style-name="ce2" office:value-type="float" office:value="78744" calcext:value-type="float">
            <text:p>78744</text:p>
          </table:table-cell>
          <table:table-cell table:style-name="ce4" office:value-type="string" calcext:value-type="string">
            <text:p>Citrus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8939" calcext:value-type="float">
            <text:p>78939</text:p>
          </table:table-cell>
          <table:table-cell table:style-name="ce4" office:value-type="string" calcext:value-type="string">
            <text:p>Citrus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4409" calcext:value-type="float">
            <text:p>74409</text:p>
          </table:table-cell>
          <table:table-cell table:style-name="ce4" office:value-type="string" calcext:value-type="string">
            <text:p>Cloud9 Communic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77000" calcext:value-type="float">
            <text:p>77000</text:p>
          </table:table-cell>
          <table:table-cell table:style-name="ce4" office:value-type="string" calcext:value-type="string">
            <text:p>Cloud9 Communic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78722" calcext:value-type="float">
            <text:p>78722</text:p>
          </table:table-cell>
          <table:table-cell table:style-name="ce4" office:value-type="string" calcext:value-type="string">
            <text:p>Cloud9 Communic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79245" calcext:value-type="float">
            <text:p>79245</text:p>
          </table:table-cell>
          <table:table-cell table:style-name="ce4" office:value-type="string" calcext:value-type="string">
            <text:p>Cloud9 Communic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79782" calcext:value-type="float">
            <text:p>79782</text:p>
          </table:table-cell>
          <table:table-cell table:style-name="ce4" office:value-type="string" calcext:value-type="string">
            <text:p>Cloud9 Communic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79783" calcext:value-type="float">
            <text:p>79783</text:p>
          </table:table-cell>
          <table:table-cell table:style-name="ce4" office:value-type="string" calcext:value-type="string">
            <text:p>Cloud9 Communic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74653" calcext:value-type="float">
            <text:p>74653</text:p>
          </table:table-cell>
          <table:table-cell table:style-name="ce4" office:value-type="string" calcext:value-type="string">
            <text:p>Compatel</text:p>
          </table:table-cell>
          <table:table-cell table:number-columns-repeated="1022"/>
        </table:table-row>
        <table:table-row table:style-name="ro1">
          <table:table-cell table:style-name="ce2" office:value-type="float" office:value="75595" calcext:value-type="float">
            <text:p>75595</text:p>
          </table:table-cell>
          <table:table-cell table:style-name="ce4" office:value-type="string" calcext:value-type="string">
            <text:p>Confabulate</text:p>
          </table:table-cell>
          <table:table-cell table:number-columns-repeated="1022"/>
        </table:table-row>
        <table:table-row table:style-name="ro1">
          <table:table-cell table:style-name="ce2" office:value-type="float" office:value="75207" calcext:value-type="float">
            <text:p>75207</text:p>
          </table:table-cell>
          <table:table-cell table:style-name="ce4" office:value-type="string" calcext:value-type="string">
            <text:p>Coralbridge</text:p>
          </table:table-cell>
          <table:table-cell table:number-columns-repeated="1022"/>
        </table:table-row>
        <table:table-row table:style-name="ro1">
          <table:table-cell table:style-name="ce2" office:value-type="float" office:value="75204" calcext:value-type="float">
            <text:p>75204</text:p>
          </table:table-cell>
          <table:table-cell table:style-name="ce4" office:value-type="string" calcext:value-type="string">
            <text:p>Core Communication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7442" calcext:value-type="float">
            <text:p>77442</text:p>
          </table:table-cell>
          <table:table-cell table:style-name="ce4" office:value-type="string" calcext:value-type="string">
            <text:p>Core Communication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7443" calcext:value-type="float">
            <text:p>77443</text:p>
          </table:table-cell>
          <table:table-cell table:style-name="ce4" office:value-type="string" calcext:value-type="string">
            <text:p>Core Communication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7444" calcext:value-type="float">
            <text:p>77444</text:p>
          </table:table-cell>
          <table:table-cell table:style-name="ce4" office:value-type="string" calcext:value-type="string">
            <text:p>Core Communication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7445" calcext:value-type="float">
            <text:p>77445</text:p>
          </table:table-cell>
          <table:table-cell table:style-name="ce4" office:value-type="string" calcext:value-type="string">
            <text:p>Core Communication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7446" calcext:value-type="float">
            <text:p>77446</text:p>
          </table:table-cell>
          <table:table-cell table:style-name="ce4" office:value-type="string" calcext:value-type="string">
            <text:p>Core Communication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7447" calcext:value-type="float">
            <text:p>77447</text:p>
          </table:table-cell>
          <table:table-cell table:style-name="ce4" office:value-type="string" calcext:value-type="string">
            <text:p>Core Communication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7448" calcext:value-type="float">
            <text:p>77448</text:p>
          </table:table-cell>
          <table:table-cell table:style-name="ce4" office:value-type="string" calcext:value-type="string">
            <text:p>Core Communication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7449" calcext:value-type="float">
            <text:p>77449</text:p>
          </table:table-cell>
          <table:table-cell table:style-name="ce4" office:value-type="string" calcext:value-type="string">
            <text:p>Core Communication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7552" calcext:value-type="float">
            <text:p>77552</text:p>
          </table:table-cell>
          <table:table-cell table:style-name="ce4" office:value-type="string" calcext:value-type="string">
            <text:p>Core Communication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7553" calcext:value-type="float">
            <text:p>77553</text:p>
          </table:table-cell>
          <table:table-cell table:style-name="ce4" office:value-type="string" calcext:value-type="string">
            <text:p>Core Communication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7554" calcext:value-type="float">
            <text:p>77554</text:p>
          </table:table-cell>
          <table:table-cell table:style-name="ce4" office:value-type="string" calcext:value-type="string">
            <text:p>Core Communication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7555" calcext:value-type="float">
            <text:p>77555</text:p>
          </table:table-cell>
          <table:table-cell table:style-name="ce4" office:value-type="string" calcext:value-type="string">
            <text:p>Core Communication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4418" calcext:value-type="float">
            <text:p>74418</text:p>
          </table:table-cell>
          <table:table-cell table:style-name="ce4" office:value-type="string" calcext:value-type="string">
            <text:p>Core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5597" calcext:value-type="float">
            <text:p>75597</text:p>
          </table:table-cell>
          <table:table-cell table:style-name="ce4" office:value-type="string" calcext:value-type="string">
            <text:p>Core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5208" calcext:value-type="float">
            <text:p>75208</text:p>
          </table:table-cell>
          <table:table-cell table:style-name="ce4" office:value-type="string" calcext:value-type="string">
            <text:p>D2See</text:p>
          </table:table-cell>
          <table:table-cell table:number-columns-repeated="1022"/>
        </table:table-row>
        <table:table-row table:style-name="ro1">
          <table:table-cell table:style-name="ce2" office:value-type="float" office:value="74188" calcext:value-type="float">
            <text:p>74188</text:p>
          </table:table-cell>
          <table:table-cell table:style-name="ce4" office:value-type="string" calcext:value-type="string">
            <text:p>Eclipse Tel</text:p>
          </table:table-cell>
          <table:table-cell table:number-columns-repeated="1022"/>
        </table:table-row>
        <table:table-row table:style-name="ro1">
          <table:table-cell table:style-name="ce2" office:value-type="float" office:value="78922" calcext:value-type="float">
            <text:p>78922</text:p>
          </table:table-cell>
          <table:table-cell table:style-name="ce4" office:value-type="string" calcext:value-type="string">
            <text:p>Edge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415" calcext:value-type="float">
            <text:p>7415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32" calcext:value-type="float">
            <text:p>7432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33" calcext:value-type="float">
            <text:p>7433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34" calcext:value-type="float">
            <text:p>7434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04" calcext:value-type="float">
            <text:p>7504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05" calcext:value-type="float">
            <text:p>7505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06" calcext:value-type="float">
            <text:p>7506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07" calcext:value-type="float">
            <text:p>7507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08" calcext:value-type="float">
            <text:p>7508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34" calcext:value-type="float">
            <text:p>7534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35" calcext:value-type="float">
            <text:p>7535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38" calcext:value-type="float">
            <text:p>7538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39" calcext:value-type="float">
            <text:p>7539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50" calcext:value-type="float">
            <text:p>7550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72" calcext:value-type="float">
            <text:p>7572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73" calcext:value-type="float">
            <text:p>7573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74" calcext:value-type="float">
            <text:p>7574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722" calcext:value-type="float">
            <text:p>7722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726" calcext:value-type="float">
            <text:p>7726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757" calcext:value-type="float">
            <text:p>7757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758" calcext:value-type="float">
            <text:p>7758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804" calcext:value-type="float">
            <text:p>7804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806" calcext:value-type="float">
            <text:p>7806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847" calcext:value-type="float">
            <text:p>7847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852" calcext:value-type="float">
            <text:p>7852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03" calcext:value-type="float">
            <text:p>7903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04" calcext:value-type="float">
            <text:p>7904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05" calcext:value-type="float">
            <text:p>7905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06" calcext:value-type="float">
            <text:p>7906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08" calcext:value-type="float">
            <text:p>7908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10" calcext:value-type="float">
            <text:p>7910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13" calcext:value-type="float">
            <text:p>7913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14" calcext:value-type="float">
            <text:p>7914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30" calcext:value-type="float">
            <text:p>7930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31" calcext:value-type="float">
            <text:p>7931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32" calcext:value-type="float">
            <text:p>7932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39" calcext:value-type="float">
            <text:p>7939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40" calcext:value-type="float">
            <text:p>7940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41" calcext:value-type="float">
            <text:p>7941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42" calcext:value-type="float">
            <text:p>7942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43" calcext:value-type="float">
            <text:p>7943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44" calcext:value-type="float">
            <text:p>7944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45" calcext:value-type="float">
            <text:p>7945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46" calcext:value-type="float">
            <text:p>7946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47" calcext:value-type="float">
            <text:p>7947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48" calcext:value-type="float">
            <text:p>7948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48" calcext:value-type="float">
            <text:p>7948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49" calcext:value-type="float">
            <text:p>7949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50" calcext:value-type="float">
            <text:p>7950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51" calcext:value-type="float">
            <text:p>7951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52" calcext:value-type="float">
            <text:p>7952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53" calcext:value-type="float">
            <text:p>7953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54" calcext:value-type="float">
            <text:p>7954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56" calcext:value-type="float">
            <text:p>7956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57" calcext:value-type="float">
            <text:p>7957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58" calcext:value-type="float">
            <text:p>7958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59" calcext:value-type="float">
            <text:p>7959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60" calcext:value-type="float">
            <text:p>7960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61" calcext:value-type="float">
            <text:p>7961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62" calcext:value-type="float">
            <text:p>7962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63" calcext:value-type="float">
            <text:p>7963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81" calcext:value-type="float">
            <text:p>7981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82" calcext:value-type="float">
            <text:p>7982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83" calcext:value-type="float">
            <text:p>7983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84" calcext:value-type="float">
            <text:p>7984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85" calcext:value-type="float">
            <text:p>7985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86" calcext:value-type="float">
            <text:p>7986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987" calcext:value-type="float">
            <text:p>7987</text:p>
          </table:table-cell>
          <table:table-cell table:style-name="ce4" office:value-type="string" calcext:value-type="string">
            <text:p>EE / T-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205" calcext:value-type="float">
            <text:p>75205</text:p>
          </table:table-cell>
          <table:table-cell table:style-name="ce4" office:value-type="string" calcext:value-type="string">
            <text:p>Esendex</text:p>
          </table:table-cell>
          <table:table-cell table:number-columns-repeated="1022"/>
        </table:table-row>
        <table:table-row table:style-name="ro1">
          <table:table-cell table:style-name="ce2" office:value-type="float" office:value="78220" calcext:value-type="float">
            <text:p>78220</text:p>
          </table:table-cell>
          <table:table-cell table:style-name="ce4" office:value-type="string" calcext:value-type="string">
            <text:p>Flextel</text:p>
          </table:table-cell>
          <table:table-cell table:number-columns-repeated="1022"/>
        </table:table-row>
        <table:table-row table:style-name="ro1">
          <table:table-cell table:style-name="ce2" office:value-type="float" office:value="78925" calcext:value-type="float">
            <text:p>78925</text:p>
          </table:table-cell>
          <table:table-cell table:style-name="ce4" office:value-type="string" calcext:value-type="string">
            <text:p>Flextel</text:p>
          </table:table-cell>
          <table:table-cell table:number-columns-repeated="1022"/>
        </table:table-row>
        <table:table-row table:style-name="ro1">
          <table:table-cell table:style-name="ce2" office:value-type="float" office:value="75593" calcext:value-type="float">
            <text:p>75593</text:p>
          </table:table-cell>
          <table:table-cell table:style-name="ce4" office:value-type="string" calcext:value-type="string">
            <text:p>Globecom International</text:p>
          </table:table-cell>
          <table:table-cell table:number-columns-repeated="1022"/>
        </table:table-row>
        <table:table-row table:style-name="ro1">
          <table:table-cell table:style-name="ce2" office:value-type="float" office:value="78391" calcext:value-type="float">
            <text:p>78391</text:p>
          </table:table-cell>
          <table:table-cell table:style-name="ce4" office:value-type="string" calcext:value-type="string">
            <text:p>Guernsey Airtel</text:p>
          </table:table-cell>
          <table:table-cell table:number-columns-repeated="1022"/>
        </table:table-row>
        <table:table-row table:style-name="ro1">
          <table:table-cell table:style-name="ce2" office:value-type="float" office:value="78392" calcext:value-type="float">
            <text:p>78392</text:p>
          </table:table-cell>
          <table:table-cell table:style-name="ce4" office:value-type="string" calcext:value-type="string">
            <text:p>Guernsey Airtel</text:p>
          </table:table-cell>
          <table:table-cell table:number-columns-repeated="1022"/>
        </table:table-row>
        <table:table-row table:style-name="ro1">
          <table:table-cell table:style-name="ce2" office:value-type="float" office:value="78397" calcext:value-type="float">
            <text:p>78397</text:p>
          </table:table-cell>
          <table:table-cell table:style-name="ce4" office:value-type="string" calcext:value-type="string">
            <text:p>Guernsey Airtel</text:p>
          </table:table-cell>
          <table:table-cell table:number-columns-repeated="1022"/>
        </table:table-row>
        <table:table-row table:style-name="ro1">
          <table:table-cell table:style-name="ce2" office:value-type="float" office:value="78920" calcext:value-type="float">
            <text:p>78920</text:p>
          </table:table-cell>
          <table:table-cell table:style-name="ce4" office:value-type="string" calcext:value-type="string">
            <text:p>Hay Systems</text:p>
          </table:table-cell>
          <table:table-cell table:number-columns-repeated="1022"/>
        </table:table-row>
        <table:table-row table:style-name="ro1">
          <table:table-cell table:style-name="ce2" office:value-type="float" office:value="74179" calcext:value-type="float">
            <text:p>74179</text:p>
          </table:table-cell>
          <table:table-cell table:style-name="ce4" office:value-type="string" calcext:value-type="string">
            <text:p>Interact Solutions</text:p>
          </table:table-cell>
          <table:table-cell table:number-columns-repeated="1022"/>
        </table:table-row>
        <table:table-row table:style-name="ro1">
          <table:table-cell table:style-name="ce2" office:value-type="float" office:value="75209" calcext:value-type="float">
            <text:p>75209</text:p>
          </table:table-cell>
          <table:table-cell table:style-name="ce4" office:value-type="string" calcext:value-type="string">
            <text:p>Invomo</text:p>
          </table:table-cell>
          <table:table-cell table:number-columns-repeated="1022"/>
        </table:table-row>
        <table:table-row table:style-name="ro1">
          <table:table-cell table:style-name="ce2" office:value-type="float" office:value="75592" calcext:value-type="float">
            <text:p>75592</text:p>
          </table:table-cell>
          <table:table-cell table:style-name="ce4" office:value-type="string" calcext:value-type="string">
            <text:p>IPV6</text:p>
          </table:table-cell>
          <table:table-cell table:number-columns-repeated="1022"/>
        </table:table-row>
        <table:table-row table:style-name="ro1">
          <table:table-cell table:style-name="ce2" office:value-type="float" office:value="79789" calcext:value-type="float">
            <text:p>79789</text:p>
          </table:table-cell>
          <table:table-cell table:style-name="ce4" office:value-type="string" calcext:value-type="string">
            <text:p>IV Response</text:p>
          </table:table-cell>
          <table:table-cell table:number-columns-repeated="1022"/>
        </table:table-row>
        <table:table-row table:style-name="ro1">
          <table:table-cell table:style-name="ce2" office:value-type="float" office:value="78297" calcext:value-type="float">
            <text:p>78297</text:p>
          </table:table-cell>
          <table:table-cell table:style-name="ce4" office:value-type="string" calcext:value-type="string">
            <text:p>Jersey Airtel</text:p>
          </table:table-cell>
          <table:table-cell table:number-columns-repeated="1022"/>
        </table:table-row>
        <table:table-row table:style-name="ro1">
          <table:table-cell table:style-name="ce2" office:value-type="float" office:value="78298" calcext:value-type="float">
            <text:p>78298</text:p>
          </table:table-cell>
          <table:table-cell table:style-name="ce4" office:value-type="string" calcext:value-type="string">
            <text:p>Jersey Airtel</text:p>
          </table:table-cell>
          <table:table-cell table:number-columns-repeated="1022"/>
        </table:table-row>
        <table:table-row table:style-name="ro1">
          <table:table-cell table:style-name="ce2" office:value-type="float" office:value="78299" calcext:value-type="float">
            <text:p>78299</text:p>
          </table:table-cell>
          <table:table-cell table:style-name="ce4" office:value-type="string" calcext:value-type="string">
            <text:p>Jersey Airtel</text:p>
          </table:table-cell>
          <table:table-cell table:number-columns-repeated="1022"/>
        </table:table-row>
        <table:table-row table:style-name="ro1">
          <table:table-cell table:style-name="ce2" office:value-type="float" office:value="7509" calcext:value-type="float">
            <text:p>7509</text:p>
          </table:table-cell>
          <table:table-cell table:style-name="ce4" office:value-type="string" calcext:value-type="string">
            <text:p>Jersey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7977" calcext:value-type="float">
            <text:p>77977</text:p>
          </table:table-cell>
          <table:table-cell table:style-name="ce4" office:value-type="string" calcext:value-type="string">
            <text:p>Jersey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7978" calcext:value-type="float">
            <text:p>77978</text:p>
          </table:table-cell>
          <table:table-cell table:style-name="ce4" office:value-type="string" calcext:value-type="string">
            <text:p>Jersey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7979" calcext:value-type="float">
            <text:p>77979</text:p>
          </table:table-cell>
          <table:table-cell table:style-name="ce4" office:value-type="string" calcext:value-type="string">
            <text:p>Jersey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937" calcext:value-type="float">
            <text:p>7937</text:p>
          </table:table-cell>
          <table:table-cell table:style-name="ce4" office:value-type="string" calcext:value-type="string">
            <text:p>Jersey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4412" calcext:value-type="float">
            <text:p>74412</text:p>
          </table:table-cell>
          <table:table-cell table:style-name="ce4" office:value-type="string" calcext:value-type="string">
            <text:p>JSC Ingenium</text:p>
          </table:table-cell>
          <table:table-cell table:number-columns-repeated="1022"/>
        </table:table-row>
        <table:table-row table:style-name="ro1">
          <table:table-cell table:style-name="ce2" office:value-type="float" office:value="75591" calcext:value-type="float">
            <text:p>75591</text:p>
          </table:table-cell>
          <table:table-cell table:style-name="ce4" office:value-type="string" calcext:value-type="string">
            <text:p>LegendTel</text:p>
          </table:table-cell>
          <table:table-cell table:number-columns-repeated="1022"/>
        </table:table-row>
        <table:table-row table:style-name="ro1">
          <table:table-cell table:style-name="ce2" office:value-type="float" office:value="74588" calcext:value-type="float">
            <text:p>74588</text:p>
          </table:table-cell>
          <table:table-cell table:style-name="ce4" office:value-type="string" calcext:value-type="string">
            <text:p>Limitless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596" calcext:value-type="float">
            <text:p>75596</text:p>
          </table:table-cell>
          <table:table-cell table:style-name="ce4" office:value-type="string" calcext:value-type="string">
            <text:p>Lleida.net</text:p>
          </table:table-cell>
          <table:table-cell table:number-columns-repeated="1022"/>
        </table:table-row>
        <table:table-row table:style-name="ro1">
          <table:table-cell table:style-name="ce2" office:value-type="float" office:value="7404" calcext:value-type="float">
            <text:p>7404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05" calcext:value-type="float">
            <text:p>7405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173" calcext:value-type="float">
            <text:p>74173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174" calcext:value-type="float">
            <text:p>74174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175" calcext:value-type="float">
            <text:p>74175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24" calcext:value-type="float">
            <text:p>7424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38" calcext:value-type="float">
            <text:p>7438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400" calcext:value-type="float">
            <text:p>74400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401" calcext:value-type="float">
            <text:p>74401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402" calcext:value-type="float">
            <text:p>74402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403" calcext:value-type="float">
            <text:p>74403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404" calcext:value-type="float">
            <text:p>74404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405" calcext:value-type="float">
            <text:p>74405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406" calcext:value-type="float">
            <text:p>74406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407" calcext:value-type="float">
            <text:p>74407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48" calcext:value-type="float">
            <text:p>7448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59" calcext:value-type="float">
            <text:p>7459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66" calcext:value-type="float">
            <text:p>7466</text:p>
          </table:table-cell>
          <table:table-cell table:style-name="ce4" office:value-type="string" calcext:value-type="string">
            <text:p>Lyca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8930" calcext:value-type="float">
            <text:p>78930</text:p>
          </table:table-cell>
          <table:table-cell table:style-name="ce4" office:value-type="string" calcext:value-type="string">
            <text:p>Magrathea</text:p>
          </table:table-cell>
          <table:table-cell table:number-columns-repeated="1022"/>
        </table:table-row>
        <table:table-row table:style-name="ro1">
          <table:table-cell table:style-name="ce2" office:value-type="float" office:value="74184" calcext:value-type="float">
            <text:p>74184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4520" calcext:value-type="float">
            <text:p>74520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4521" calcext:value-type="float">
            <text:p>74521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4522" calcext:value-type="float">
            <text:p>74522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4523" calcext:value-type="float">
            <text:p>74523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4524" calcext:value-type="float">
            <text:p>74524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4525" calcext:value-type="float">
            <text:p>74525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4526" calcext:value-type="float">
            <text:p>74526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6240" calcext:value-type="float">
            <text:p>76240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6242" calcext:value-type="float">
            <text:p>76242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6243" calcext:value-type="float">
            <text:p>76243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6244" calcext:value-type="float">
            <text:p>76244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6245" calcext:value-type="float">
            <text:p>76245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6246" calcext:value-type="float">
            <text:p>76246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6247" calcext:value-type="float">
            <text:p>76247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6248" calcext:value-type="float">
            <text:p>76248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6249" calcext:value-type="float">
            <text:p>76249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9240" calcext:value-type="float">
            <text:p>79240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9241" calcext:value-type="float">
            <text:p>79241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9242" calcext:value-type="float">
            <text:p>79242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9243" calcext:value-type="float">
            <text:p>79243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9244" calcext:value-type="float">
            <text:p>79244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9246" calcext:value-type="float">
            <text:p>79246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9247" calcext:value-type="float">
            <text:p>79247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9248" calcext:value-type="float">
            <text:p>79248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9249" calcext:value-type="float">
            <text:p>79249</text:p>
          </table:table-cell>
          <table:table-cell table:style-name="ce4" office:value-type="string" calcext:value-type="string">
            <text:p>Man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4572" calcext:value-type="float">
            <text:p>74572</text:p>
          </table:table-cell>
          <table:table-cell table:style-name="ce4" office:value-type="string" calcext:value-type="string">
            <text:p>Marathon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9110" calcext:value-type="float">
            <text:p>79110</text:p>
          </table:table-cell>
          <table:table-cell table:style-name="ce4" office:value-type="string" calcext:value-type="string">
            <text:p>Marathon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5590" calcext:value-type="float">
            <text:p>75590</text:p>
          </table:table-cell>
          <table:table-cell table:style-name="ce4" office:value-type="string" calcext:value-type="string">
            <text:p>Mars Communic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75899" calcext:value-type="float">
            <text:p>75899</text:p>
          </table:table-cell>
          <table:table-cell table:style-name="ce4" office:value-type="string" calcext:value-type="string">
            <text:p>Moonshado</text:p>
          </table:table-cell>
          <table:table-cell table:number-columns-repeated="1022"/>
        </table:table-row>
        <table:table-row table:style-name="ro1">
          <table:table-cell table:style-name="ce2" office:value-type="float" office:value="74510" calcext:value-type="float">
            <text:p>74510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511" calcext:value-type="float">
            <text:p>74511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513" calcext:value-type="float">
            <text:p>74513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514" calcext:value-type="float">
            <text:p>74514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518" calcext:value-type="float">
            <text:p>74518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519" calcext:value-type="float">
            <text:p>74519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570" calcext:value-type="float">
            <text:p>74570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571" calcext:value-type="float">
            <text:p>74571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573" calcext:value-type="float">
            <text:p>74573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575" calcext:value-type="float">
            <text:p>74575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650" calcext:value-type="float">
            <text:p>74650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651" calcext:value-type="float">
            <text:p>74651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202" calcext:value-type="float">
            <text:p>75202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894" calcext:value-type="float">
            <text:p>75894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895" calcext:value-type="float">
            <text:p>75895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896" calcext:value-type="float">
            <text:p>75896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5897" calcext:value-type="float">
            <text:p>75897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8921" calcext:value-type="float">
            <text:p>78921</text:p>
          </table:table-cell>
          <table:table-cell table:style-name="ce4" office:value-type="string" calcext:value-type="string">
            <text:p>Mundio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7001" calcext:value-type="float">
            <text:p>77001</text:p>
          </table:table-cell>
          <table:table-cell table:style-name="ce4" office:value-type="string" calcext:value-type="string">
            <text:p>Nationwide Telephone Assistance</text:p>
          </table:table-cell>
          <table:table-cell table:number-columns-repeated="1022"/>
        </table:table-row>
        <table:table-row table:style-name="ro1">
          <table:table-cell table:style-name="ce2" office:value-type="float" office:value="74655" calcext:value-type="float">
            <text:p>74655</text:p>
          </table:table-cell>
          <table:table-cell table:style-name="ce4" office:value-type="string" calcext:value-type="string">
            <text:p>Netfuse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5598" calcext:value-type="float">
            <text:p>75598</text:p>
          </table:table-cell>
          <table:table-cell table:style-name="ce4" office:value-type="string" calcext:value-type="string">
            <text:p>Nodemax</text:p>
          </table:table-cell>
          <table:table-cell table:number-columns-repeated="1022"/>
        </table:table-row>
        <table:table-row table:style-name="ro1">
          <table:table-cell table:style-name="ce2" office:value-type="float" office:value="74515" calcext:value-type="float">
            <text:p>74515</text:p>
          </table:table-cell>
          <table:table-cell table:style-name="ce4" office:value-type="string" calcext:value-type="string">
            <text:p>O-Bit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107" calcext:value-type="float">
            <text:p>710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430" calcext:value-type="float">
            <text:p>743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431" calcext:value-type="float">
            <text:p>743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461" calcext:value-type="float">
            <text:p>746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10" calcext:value-type="float">
            <text:p>751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11" calcext:value-type="float">
            <text:p>751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12" calcext:value-type="float">
            <text:p>751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13" calcext:value-type="float">
            <text:p>751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14" calcext:value-type="float">
            <text:p>751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15" calcext:value-type="float">
            <text:p>751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16" calcext:value-type="float">
            <text:p>751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17" calcext:value-type="float">
            <text:p>751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18" calcext:value-type="float">
            <text:p>751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19" calcext:value-type="float">
            <text:p>751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21" calcext:value-type="float">
            <text:p>752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22" calcext:value-type="float">
            <text:p>752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23" calcext:value-type="float">
            <text:p>752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25" calcext:value-type="float">
            <text:p>752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26" calcext:value-type="float">
            <text:p>752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40" calcext:value-type="float">
            <text:p>754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41" calcext:value-type="float">
            <text:p>754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42" calcext:value-type="float">
            <text:p>754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43" calcext:value-type="float">
            <text:p>754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44" calcext:value-type="float">
            <text:p>754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45" calcext:value-type="float">
            <text:p>754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46" calcext:value-type="float">
            <text:p>754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47" calcext:value-type="float">
            <text:p>754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48" calcext:value-type="float">
            <text:p>754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49" calcext:value-type="float">
            <text:p>754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60" calcext:value-type="float">
            <text:p>756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61" calcext:value-type="float">
            <text:p>756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62" calcext:value-type="float">
            <text:p>756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63" calcext:value-type="float">
            <text:p>756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64" calcext:value-type="float">
            <text:p>756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65" calcext:value-type="float">
            <text:p>756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66" calcext:value-type="float">
            <text:p>756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67" calcext:value-type="float">
            <text:p>756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68" calcext:value-type="float">
            <text:p>756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69" calcext:value-type="float">
            <text:p>756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90" calcext:value-type="float">
            <text:p>759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91" calcext:value-type="float">
            <text:p>759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92" calcext:value-type="float">
            <text:p>759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93" calcext:value-type="float">
            <text:p>759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94" calcext:value-type="float">
            <text:p>759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95" calcext:value-type="float">
            <text:p>759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96" calcext:value-type="float">
            <text:p>759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97" calcext:value-type="float">
            <text:p>759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98" calcext:value-type="float">
            <text:p>759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99" calcext:value-type="float">
            <text:p>759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01" calcext:value-type="float">
            <text:p>770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02" calcext:value-type="float">
            <text:p>770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03" calcext:value-type="float">
            <text:p>770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04" calcext:value-type="float">
            <text:p>770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05" calcext:value-type="float">
            <text:p>770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06" calcext:value-type="float">
            <text:p>770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07" calcext:value-type="float">
            <text:p>770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08" calcext:value-type="float">
            <text:p>770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09" calcext:value-type="float">
            <text:p>770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10" calcext:value-type="float">
            <text:p>771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11" calcext:value-type="float">
            <text:p>771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12" calcext:value-type="float">
            <text:p>771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13" calcext:value-type="float">
            <text:p>771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14" calcext:value-type="float">
            <text:p>771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15" calcext:value-type="float">
            <text:p>771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16" calcext:value-type="float">
            <text:p>771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18" calcext:value-type="float">
            <text:p>771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19" calcext:value-type="float">
            <text:p>771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20" calcext:value-type="float">
            <text:p>772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24" calcext:value-type="float">
            <text:p>772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25" calcext:value-type="float">
            <text:p>772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29" calcext:value-type="float">
            <text:p>772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30" calcext:value-type="float">
            <text:p>773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31" calcext:value-type="float">
            <text:p>773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32" calcext:value-type="float">
            <text:p>773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34" calcext:value-type="float">
            <text:p>773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36" calcext:value-type="float">
            <text:p>773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38" calcext:value-type="float">
            <text:p>773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39" calcext:value-type="float">
            <text:p>773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40" calcext:value-type="float">
            <text:p>774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42" calcext:value-type="float">
            <text:p>774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43" calcext:value-type="float">
            <text:p>774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45" calcext:value-type="float">
            <text:p>774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46" calcext:value-type="float">
            <text:p>774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49" calcext:value-type="float">
            <text:p>774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50" calcext:value-type="float">
            <text:p>775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51" calcext:value-type="float">
            <text:p>775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52" calcext:value-type="float">
            <text:p>775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53" calcext:value-type="float">
            <text:p>775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54" calcext:value-type="float">
            <text:p>775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56" calcext:value-type="float">
            <text:p>775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59" calcext:value-type="float">
            <text:p>775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61" calcext:value-type="float">
            <text:p>776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62" calcext:value-type="float">
            <text:p>776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63" calcext:value-type="float">
            <text:p>776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64" calcext:value-type="float">
            <text:p>776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83" calcext:value-type="float">
            <text:p>778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84" calcext:value-type="float">
            <text:p>778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793" calcext:value-type="float">
            <text:p>779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01" calcext:value-type="float">
            <text:p>780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02" calcext:value-type="float">
            <text:p>780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03" calcext:value-type="float">
            <text:p>780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08" calcext:value-type="float">
            <text:p>780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09" calcext:value-type="float">
            <text:p>780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19" calcext:value-type="float">
            <text:p>781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20" calcext:value-type="float">
            <text:p>782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21" calcext:value-type="float">
            <text:p>782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34" calcext:value-type="float">
            <text:p>783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35" calcext:value-type="float">
            <text:p>783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40" calcext:value-type="float">
            <text:p>784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41" calcext:value-type="float">
            <text:p>784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42" calcext:value-type="float">
            <text:p>784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43" calcext:value-type="float">
            <text:p>784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44" calcext:value-type="float">
            <text:p>784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45" calcext:value-type="float">
            <text:p>784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49" calcext:value-type="float">
            <text:p>784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50" calcext:value-type="float">
            <text:p>785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51" calcext:value-type="float">
            <text:p>785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56" calcext:value-type="float">
            <text:p>785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57" calcext:value-type="float">
            <text:p>785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58" calcext:value-type="float">
            <text:p>785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60" calcext:value-type="float">
            <text:p>786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640" calcext:value-type="float">
            <text:p>7864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641" calcext:value-type="float">
            <text:p>7864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642" calcext:value-type="float">
            <text:p>7864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643" calcext:value-type="float">
            <text:p>7864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645" calcext:value-type="float">
            <text:p>7864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646" calcext:value-type="float">
            <text:p>7864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647" calcext:value-type="float">
            <text:p>7864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648" calcext:value-type="float">
            <text:p>7864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649" calcext:value-type="float">
            <text:p>7864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1" calcext:value-type="float">
            <text:p>787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20" calcext:value-type="float">
            <text:p>7872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21" calcext:value-type="float">
            <text:p>7872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23" calcext:value-type="float">
            <text:p>7872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24" calcext:value-type="float">
            <text:p>7872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25" calcext:value-type="float">
            <text:p>7872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26" calcext:value-type="float">
            <text:p>7872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28" calcext:value-type="float">
            <text:p>7872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29" calcext:value-type="float">
            <text:p>7872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31" calcext:value-type="float">
            <text:p>7873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32" calcext:value-type="float">
            <text:p>7873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33" calcext:value-type="float">
            <text:p>7873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34" calcext:value-type="float">
            <text:p>7873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35" calcext:value-type="float">
            <text:p>7873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36" calcext:value-type="float">
            <text:p>7873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37" calcext:value-type="float">
            <text:p>7873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38" calcext:value-type="float">
            <text:p>7873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39" calcext:value-type="float">
            <text:p>7873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40" calcext:value-type="float">
            <text:p>78740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41" calcext:value-type="float">
            <text:p>7874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42" calcext:value-type="float">
            <text:p>7874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43" calcext:value-type="float">
            <text:p>7874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46" calcext:value-type="float">
            <text:p>7874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47" calcext:value-type="float">
            <text:p>7874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48" calcext:value-type="float">
            <text:p>7874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749" calcext:value-type="float">
            <text:p>7874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85" calcext:value-type="float">
            <text:p>788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89" calcext:value-type="float">
            <text:p>788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23" calcext:value-type="float">
            <text:p>7892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24" calcext:value-type="float">
            <text:p>7892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26" calcext:value-type="float">
            <text:p>7892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27" calcext:value-type="float">
            <text:p>7892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28" calcext:value-type="float">
            <text:p>7892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29" calcext:value-type="float">
            <text:p>7892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32" calcext:value-type="float">
            <text:p>7893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34" calcext:value-type="float">
            <text:p>7893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35" calcext:value-type="float">
            <text:p>7893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36" calcext:value-type="float">
            <text:p>7893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37" calcext:value-type="float">
            <text:p>7893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38" calcext:value-type="float">
            <text:p>7893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4" calcext:value-type="float">
            <text:p>789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895" calcext:value-type="float">
            <text:p>789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02" calcext:value-type="float">
            <text:p>790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07" calcext:value-type="float">
            <text:p>790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12" calcext:value-type="float">
            <text:p>791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21" calcext:value-type="float">
            <text:p>7921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22" calcext:value-type="float">
            <text:p>7922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23" calcext:value-type="float">
            <text:p>792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25" calcext:value-type="float">
            <text:p>792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26" calcext:value-type="float">
            <text:p>792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27" calcext:value-type="float">
            <text:p>7927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28" calcext:value-type="float">
            <text:p>792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33" calcext:value-type="float">
            <text:p>7933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34" calcext:value-type="float">
            <text:p>7934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35" calcext:value-type="float">
            <text:p>793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36" calcext:value-type="float">
            <text:p>7936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38" calcext:value-type="float">
            <text:p>7938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55" calcext:value-type="float">
            <text:p>7955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999" calcext:value-type="float">
            <text:p>7999</text:p>
          </table:table-cell>
          <table:table-cell table:style-name="ce4" office:value-type="string" calcext:value-type="string">
            <text:p>O2</text:p>
          </table:table-cell>
          <table:table-cell table:number-columns-repeated="1022"/>
        </table:table-row>
        <table:table-row table:style-name="ro1">
          <table:table-cell table:style-name="ce2" office:value-type="float" office:value="75201" calcext:value-type="float">
            <text:p>75201</text:p>
          </table:table-cell>
          <table:table-cell table:style-name="ce4" office:value-type="string" calcext:value-type="string">
            <text:p>OnePhone</text:p>
          </table:table-cell>
          <table:table-cell table:number-columns-repeated="1022"/>
        </table:table-row>
        <table:table-row table:style-name="ro1">
          <table:table-cell table:style-name="ce2" office:value-type="float" office:value="7409" calcext:value-type="float">
            <text:p>7409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410" calcext:value-type="float">
            <text:p>7410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416" calcext:value-type="float">
            <text:p>7416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419" calcext:value-type="float">
            <text:p>7419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420" calcext:value-type="float">
            <text:p>7420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421" calcext:value-type="float">
            <text:p>7421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422" calcext:value-type="float">
            <text:p>7422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27" calcext:value-type="float">
            <text:p>7527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28" calcext:value-type="float">
            <text:p>7528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29" calcext:value-type="float">
            <text:p>7529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30" calcext:value-type="float">
            <text:p>7530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31" calcext:value-type="float">
            <text:p>7531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320" calcext:value-type="float">
            <text:p>75320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321" calcext:value-type="float">
            <text:p>75321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322" calcext:value-type="float">
            <text:p>75322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323" calcext:value-type="float">
            <text:p>75323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324" calcext:value-type="float">
            <text:p>75324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36" calcext:value-type="float">
            <text:p>7536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56" calcext:value-type="float">
            <text:p>7556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79" calcext:value-type="float">
            <text:p>7579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80" calcext:value-type="float">
            <text:p>7580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81" calcext:value-type="float">
            <text:p>7581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82" calcext:value-type="float">
            <text:p>7582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83" calcext:value-type="float">
            <text:p>7583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772" calcext:value-type="float">
            <text:p>7772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773" calcext:value-type="float">
            <text:p>7773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779" calcext:value-type="float">
            <text:p>7779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790" calcext:value-type="float">
            <text:p>7790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791" calcext:value-type="float">
            <text:p>7791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792" calcext:value-type="float">
            <text:p>7792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794" calcext:value-type="float">
            <text:p>7794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00" calcext:value-type="float">
            <text:p>7800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05" calcext:value-type="float">
            <text:p>7805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07" calcext:value-type="float">
            <text:p>7807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11" calcext:value-type="float">
            <text:p>7811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12" calcext:value-type="float">
            <text:p>7812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13" calcext:value-type="float">
            <text:p>7813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14" calcext:value-type="float">
            <text:p>7814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15" calcext:value-type="float">
            <text:p>7815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16" calcext:value-type="float">
            <text:p>7816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17" calcext:value-type="float">
            <text:p>7817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37" calcext:value-type="float">
            <text:p>7837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54" calcext:value-type="float">
            <text:p>7854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55" calcext:value-type="float">
            <text:p>7855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66" calcext:value-type="float">
            <text:p>7866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70" calcext:value-type="float">
            <text:p>7870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75" calcext:value-type="float">
            <text:p>7875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90" calcext:value-type="float">
            <text:p>7890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91" calcext:value-type="float">
            <text:p>7891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896" calcext:value-type="float">
            <text:p>7896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29" calcext:value-type="float">
            <text:p>7929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64" calcext:value-type="float">
            <text:p>7964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65" calcext:value-type="float">
            <text:p>7965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66" calcext:value-type="float">
            <text:p>7966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67" calcext:value-type="float">
            <text:p>7967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68" calcext:value-type="float">
            <text:p>7968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69" calcext:value-type="float">
            <text:p>7969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70" calcext:value-type="float">
            <text:p>7970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71" calcext:value-type="float">
            <text:p>7971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72" calcext:value-type="float">
            <text:p>7972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73" calcext:value-type="float">
            <text:p>7973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74" calcext:value-type="float">
            <text:p>7974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75" calcext:value-type="float">
            <text:p>7975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76" calcext:value-type="float">
            <text:p>7976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77" calcext:value-type="float">
            <text:p>7977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80" calcext:value-type="float">
            <text:p>7980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989" calcext:value-type="float">
            <text:p>7989</text:p>
          </table:table-cell>
          <table:table-cell table:style-name="ce4" office:value-type="string" calcext:value-type="string">
            <text:p>Orange</text:p>
          </table:table-cell>
          <table:table-cell table:number-columns-repeated="1022"/>
        </table:table-row>
        <table:table-row table:style-name="ro1">
          <table:table-cell table:style-name="ce2" office:value-type="float" office:value="75891" calcext:value-type="float">
            <text:p>75891</text:p>
          </table:table-cell>
          <table:table-cell table:style-name="ce4" office:value-type="string" calcext:value-type="string">
            <text:p>Oxygen8</text:p>
          </table:table-cell>
          <table:table-cell table:number-columns-repeated="1022"/>
        </table:table-row>
        <table:table-row table:style-name="ro1">
          <table:table-cell table:style-name="ce2" office:value-type="float" office:value="75892" calcext:value-type="float">
            <text:p>75892</text:p>
          </table:table-cell>
          <table:table-cell table:style-name="ce4" office:value-type="string" calcext:value-type="string">
            <text:p>Oxygen8</text:p>
          </table:table-cell>
          <table:table-cell table:number-columns-repeated="1022"/>
        </table:table-row>
        <table:table-row table:style-name="ro1">
          <table:table-cell table:style-name="ce2" office:value-type="float" office:value="75893" calcext:value-type="float">
            <text:p>75893</text:p>
          </table:table-cell>
          <table:table-cell table:style-name="ce4" office:value-type="string" calcext:value-type="string">
            <text:p>Oxygen8</text:p>
          </table:table-cell>
          <table:table-cell table:number-columns-repeated="1022"/>
        </table:table-row>
        <table:table-row table:style-name="ro1">
          <table:table-cell table:style-name="ce2" office:value-type="float" office:value="78229" calcext:value-type="float">
            <text:p>78229</text:p>
          </table:table-cell>
          <table:table-cell table:style-name="ce4" office:value-type="string" calcext:value-type="string">
            <text:p>Oxygen8 Communic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79786" calcext:value-type="float">
            <text:p>79786</text:p>
          </table:table-cell>
          <table:table-cell table:style-name="ce4" office:value-type="string" calcext:value-type="string">
            <text:p>Oxygen8 Communications</text:p>
          </table:table-cell>
          <table:table-cell table:number-columns-repeated="1022"/>
        </table:table-row>
        <table:table-row table:style-name="ro1">
          <table:table-cell table:style-name="ce2" office:value-type="float" office:value="74582" calcext:value-type="float">
            <text:p>74582</text:p>
          </table:table-cell>
          <table:table-cell table:style-name="ce4" office:value-type="string" calcext:value-type="string">
            <text:p>Premium Routing</text:p>
          </table:table-cell>
          <table:table-cell table:number-columns-repeated="1022"/>
        </table:table-row>
        <table:table-row table:style-name="ro1">
          <table:table-cell table:style-name="ce2" office:value-type="float" office:value="74176" calcext:value-type="float">
            <text:p>74176</text:p>
          </table:table-cell>
          <table:table-cell table:style-name="ce4" office:value-type="string" calcext:value-type="string">
            <text:p>Proton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9781" calcext:value-type="float">
            <text:p>79781</text:p>
          </table:table-cell>
          <table:table-cell table:style-name="ce4" office:value-type="string" calcext:value-type="string">
            <text:p>Q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5599" calcext:value-type="float">
            <text:p>75599</text:p>
          </table:table-cell>
          <table:table-cell table:style-name="ce4" office:value-type="string" calcext:value-type="string">
            <text:p>Resilient Networks</text:p>
          </table:table-cell>
          <table:table-cell table:number-columns-repeated="1022"/>
        </table:table-row>
        <table:table-row table:style-name="ro1">
          <table:table-cell table:style-name="ce2" office:value-type="float" office:value="74177" calcext:value-type="float">
            <text:p>74177</text:p>
          </table:table-cell>
          <table:table-cell table:style-name="ce4" office:value-type="string" calcext:value-type="string">
            <text:p>Rexcom Tech</text:p>
          </table:table-cell>
          <table:table-cell table:number-columns-repeated="1022"/>
        </table:table-row>
        <table:table-row table:style-name="ro1">
          <table:table-cell table:style-name="ce2" office:value-type="float" office:value="78730" calcext:value-type="float">
            <text:p>78730</text:p>
          </table:table-cell>
          <table:table-cell table:style-name="ce4" office:value-type="string" calcext:value-type="string">
            <text:p>Routo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8727" calcext:value-type="float">
            <text:p>78727</text:p>
          </table:table-cell>
          <table:table-cell table:style-name="ce4" office:value-type="string" calcext:value-type="string">
            <text:p>Sky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4410" calcext:value-type="float">
            <text:p>74410</text:p>
          </table:table-cell>
          <table:table-cell table:style-name="ce4" office:value-type="string" calcext:value-type="string">
            <text:p>Sound Advertising</text:p>
          </table:table-cell>
          <table:table-cell table:number-columns-repeated="1022"/>
        </table:table-row>
        <table:table-row table:style-name="ro1">
          <table:table-cell table:style-name="ce2" office:value-type="float" office:value="75376" calcext:value-type="float">
            <text:p>75376</text:p>
          </table:table-cell>
          <table:table-cell table:style-name="ce4" office:value-type="string" calcext:value-type="string">
            <text:p>Sound Advertising</text:p>
          </table:table-cell>
          <table:table-cell table:number-columns-repeated="1022"/>
        </table:table-row>
        <table:table-row table:style-name="ro1">
          <table:table-cell table:style-name="ce2" office:value-type="float" office:value="74577" calcext:value-type="float">
            <text:p>74577</text:p>
          </table:table-cell>
          <table:table-cell table:style-name="ce4" office:value-type="string" calcext:value-type="string">
            <text:p>Spacetel</text:p>
          </table:table-cell>
          <table:table-cell table:number-columns-repeated="1022"/>
        </table:table-row>
        <table:table-row table:style-name="ro1">
          <table:table-cell table:style-name="ce2" office:value-type="float" office:value="74580" calcext:value-type="float">
            <text:p>74580</text:p>
          </table:table-cell>
          <table:table-cell table:style-name="ce4" office:value-type="string" calcext:value-type="string">
            <text:p>SSE Energy Supply</text:p>
          </table:table-cell>
          <table:table-cell table:number-columns-repeated="1022"/>
        </table:table-row>
        <table:table-row table:style-name="ro1">
          <table:table-cell table:style-name="ce2" office:value-type="float" office:value="74581" calcext:value-type="float">
            <text:p>74581</text:p>
          </table:table-cell>
          <table:table-cell table:style-name="ce4" office:value-type="string" calcext:value-type="string">
            <text:p>SSE Energy Supply</text:p>
          </table:table-cell>
          <table:table-cell table:number-columns-repeated="1022"/>
        </table:table-row>
        <table:table-row table:style-name="ro1">
          <table:table-cell table:style-name="ce2" office:value-type="float" office:value="74413" calcext:value-type="float">
            <text:p>74413</text:p>
          </table:table-cell>
          <table:table-cell table:style-name="ce4" office:value-type="string" calcext:value-type="string">
            <text:p>Stour Marine</text:p>
          </table:table-cell>
          <table:table-cell table:number-columns-repeated="1022"/>
        </table:table-row>
        <table:table-row table:style-name="ro1">
          <table:table-cell table:style-name="ce2" office:value-type="float" office:value="75371" calcext:value-type="float">
            <text:p>75371</text:p>
          </table:table-cell>
          <table:table-cell table:style-name="ce4" office:value-type="string" calcext:value-type="string">
            <text:p>Stour Marine</text:p>
          </table:table-cell>
          <table:table-cell table:number-columns-repeated="1022"/>
        </table:table-row>
        <table:table-row table:style-name="ro1">
          <table:table-cell table:style-name="ce2" office:value-type="float" office:value="75203" calcext:value-type="float">
            <text:p>75203</text:p>
          </table:table-cell>
          <table:table-cell table:style-name="ce4" office:value-type="string" calcext:value-type="string">
            <text:p>Subhan Universal</text:p>
          </table:table-cell>
          <table:table-cell table:number-columns-repeated="1022"/>
        </table:table-row>
        <table:table-row table:style-name="ro1">
          <table:table-cell table:style-name="ce2" office:value-type="float" office:value="75373" calcext:value-type="float">
            <text:p>75373</text:p>
          </table:table-cell>
          <table:table-cell table:style-name="ce4" office:value-type="string" calcext:value-type="string">
            <text:p>Swiftnet</text:p>
          </table:table-cell>
          <table:table-cell table:number-columns-repeated="1022"/>
        </table:table-row>
        <table:table-row table:style-name="ro1">
          <table:table-cell table:style-name="ce2" office:value-type="float" office:value="78221" calcext:value-type="float">
            <text:p>78221</text:p>
          </table:table-cell>
          <table:table-cell table:style-name="ce4" office:value-type="string" calcext:value-type="string">
            <text:p>Swiftnet</text:p>
          </table:table-cell>
          <table:table-cell table:number-columns-repeated="1022"/>
        </table:table-row>
        <table:table-row table:style-name="ro1">
          <table:table-cell table:style-name="ce2" office:value-type="float" office:value="78644" calcext:value-type="float">
            <text:p>78644</text:p>
          </table:table-cell>
          <table:table-cell table:style-name="ce4" office:value-type="string" calcext:value-type="string">
            <text:p>Switch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4415" calcext:value-type="float">
            <text:p>74415</text:p>
          </table:table-cell>
          <table:table-cell table:style-name="ce4" office:value-type="string" calcext:value-type="string">
            <text:p>Synectiv</text:p>
          </table:table-cell>
          <table:table-cell table:number-columns-repeated="1022"/>
        </table:table-row>
        <table:table-row table:style-name="ro1">
          <table:table-cell table:style-name="ce2" office:value-type="float" office:value="74417" calcext:value-type="float">
            <text:p>74417</text:p>
          </table:table-cell>
          <table:table-cell table:style-name="ce4" office:value-type="string" calcext:value-type="string">
            <text:p>Synectiv</text:p>
          </table:table-cell>
          <table:table-cell table:number-columns-repeated="1022"/>
        </table:table-row>
        <table:table-row table:style-name="ro1">
          <table:table-cell table:style-name="ce2" office:value-type="float" office:value="74390" calcext:value-type="float">
            <text:p>74390</text:p>
          </table:table-cell>
          <table:table-cell table:style-name="ce4" office:value-type="string" calcext:value-type="string">
            <text:p>TalkTalk</text:p>
          </table:table-cell>
          <table:table-cell table:number-columns-repeated="1022"/>
        </table:table-row>
        <table:table-row table:style-name="ro1">
          <table:table-cell table:style-name="ce2" office:value-type="float" office:value="74391" calcext:value-type="float">
            <text:p>74391</text:p>
          </table:table-cell>
          <table:table-cell table:style-name="ce4" office:value-type="string" calcext:value-type="string">
            <text:p>TalkTalk</text:p>
          </table:table-cell>
          <table:table-cell table:number-columns-repeated="1022"/>
        </table:table-row>
        <table:table-row table:style-name="ro1">
          <table:table-cell table:style-name="ce2" office:value-type="float" office:value="78222" calcext:value-type="float">
            <text:p>78222</text:p>
          </table:table-cell>
          <table:table-cell table:style-name="ce4" office:value-type="string" calcext:value-type="string">
            <text:p>TalkTalk</text:p>
          </table:table-cell>
          <table:table-cell table:number-columns-repeated="1022"/>
        </table:table-row>
        <table:table-row table:style-name="ro1">
          <table:table-cell table:style-name="ce2" office:value-type="float" office:value="74185" calcext:value-type="float">
            <text:p>74185</text:p>
          </table:table-cell>
          <table:table-cell table:style-name="ce4" office:value-type="string" calcext:value-type="string">
            <text:p>Telecom North America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065" calcext:value-type="float">
            <text:p>74065</text:p>
          </table:table-cell>
          <table:table-cell table:style-name="ce4" office:value-type="string" calcext:value-type="string">
            <text:p>Telecom2</text:p>
          </table:table-cell>
          <table:table-cell table:number-columns-repeated="1022"/>
        </table:table-row>
        <table:table-row table:style-name="ro1">
          <table:table-cell table:style-name="ce2" office:value-type="float" office:value="75200" calcext:value-type="float">
            <text:p>75200</text:p>
          </table:table-cell>
          <table:table-cell table:style-name="ce4" office:value-type="string" calcext:value-type="string">
            <text:p>Teledesign</text:p>
          </table:table-cell>
          <table:table-cell table:number-columns-repeated="1022"/>
        </table:table-row>
        <table:table-row table:style-name="ro1">
          <table:table-cell table:style-name="ce2" office:value-type="float" office:value="74187" calcext:value-type="float">
            <text:p>74187</text:p>
          </table:table-cell>
          <table:table-cell table:style-name="ce4" office:value-type="string" calcext:value-type="string">
            <text:p>Teleena UK</text:p>
          </table:table-cell>
          <table:table-cell table:number-columns-repeated="1022"/>
        </table:table-row>
        <table:table-row table:style-name="ro1">
          <table:table-cell table:style-name="ce2" office:value-type="float" office:value="74189" calcext:value-type="float">
            <text:p>74189</text:p>
          </table:table-cell>
          <table:table-cell table:style-name="ce4" office:value-type="string" calcext:value-type="string">
            <text:p>Teleena UK</text:p>
          </table:table-cell>
          <table:table-cell table:number-columns-repeated="1022"/>
        </table:table-row>
        <table:table-row table:style-name="ro1">
          <table:table-cell table:style-name="ce2" office:value-type="float" office:value="78224" calcext:value-type="float">
            <text:p>78224</text:p>
          </table:table-cell>
          <table:table-cell table:style-name="ce4" office:value-type="string" calcext:value-type="string">
            <text:p>Telephony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8226" calcext:value-type="float">
            <text:p>78226</text:p>
          </table:table-cell>
          <table:table-cell table:style-name="ce4" office:value-type="string" calcext:value-type="string">
            <text:p>Telephony Services</text:p>
          </table:table-cell>
          <table:table-cell table:number-columns-repeated="1022"/>
        </table:table-row>
        <table:table-row table:style-name="ro1">
          <table:table-cell table:style-name="ce2" office:value-type="float" office:value="79787" calcext:value-type="float">
            <text:p>79787</text:p>
          </table:table-cell>
          <table:table-cell table:style-name="ce4" office:value-type="string" calcext:value-type="string">
            <text:p>TeleWare</text:p>
          </table:table-cell>
          <table:table-cell table:number-columns-repeated="1022"/>
        </table:table-row>
        <table:table-row table:style-name="ro1">
          <table:table-cell table:style-name="ce2" office:value-type="float" office:value="75898" calcext:value-type="float">
            <text:p>75898</text:p>
          </table:table-cell>
          <table:table-cell table:style-name="ce4" office:value-type="string" calcext:value-type="string">
            <text:p>Test2date</text:p>
          </table:table-cell>
          <table:table-cell table:number-columns-repeated="1022"/>
        </table:table-row>
        <table:table-row table:style-name="ro1">
          <table:table-cell table:style-name="ce2" office:value-type="float" office:value="74067" calcext:value-type="float">
            <text:p>74067</text:p>
          </table:table-cell>
          <table:table-cell table:style-name="ce4" office:value-type="string" calcext:value-type="string">
            <text:p>TG Support</text:p>
          </table:table-cell>
          <table:table-cell table:number-columns-repeated="1022"/>
        </table:table-row>
        <table:table-row table:style-name="ro1">
          <table:table-cell table:style-name="ce2" office:value-type="float" office:value="74182" calcext:value-type="float">
            <text:p>74182</text:p>
          </table:table-cell>
          <table:table-cell table:style-name="ce4" office:value-type="string" calcext:value-type="string">
            <text:p>TG Support</text:p>
          </table:table-cell>
          <table:table-cell table:number-columns-repeated="1022"/>
        </table:table-row>
        <table:table-row table:style-name="ro1">
          <table:table-cell table:style-name="ce2" office:value-type="float" office:value="7400" calcext:value-type="float">
            <text:p>7400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01" calcext:value-type="float">
            <text:p>7401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02" calcext:value-type="float">
            <text:p>7402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03" calcext:value-type="float">
            <text:p>7403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11" calcext:value-type="float">
            <text:p>7411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12" calcext:value-type="float">
            <text:p>7412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13" calcext:value-type="float">
            <text:p>7413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14" calcext:value-type="float">
            <text:p>7414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170" calcext:value-type="float">
            <text:p>74170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26" calcext:value-type="float">
            <text:p>7426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27" calcext:value-type="float">
            <text:p>7427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28" calcext:value-type="float">
            <text:p>7428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29" calcext:value-type="float">
            <text:p>7429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45" calcext:value-type="float">
            <text:p>7445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46" calcext:value-type="float">
            <text:p>7446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47" calcext:value-type="float">
            <text:p>7447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49" calcext:value-type="float">
            <text:p>7449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50" calcext:value-type="float">
            <text:p>7450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53" calcext:value-type="float">
            <text:p>7453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54" calcext:value-type="float">
            <text:p>7454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55" calcext:value-type="float">
            <text:p>7455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56" calcext:value-type="float">
            <text:p>7456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60" calcext:value-type="float">
            <text:p>7460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62" calcext:value-type="float">
            <text:p>7462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63" calcext:value-type="float">
            <text:p>7463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72" calcext:value-type="float">
            <text:p>7472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73" calcext:value-type="float">
            <text:p>7473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74" calcext:value-type="float">
            <text:p>7474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75" calcext:value-type="float">
            <text:p>7475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76" calcext:value-type="float">
            <text:p>7476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77" calcext:value-type="float">
            <text:p>7477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78" calcext:value-type="float">
            <text:p>7478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533" calcext:value-type="float">
            <text:p>7533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575" calcext:value-type="float">
            <text:p>7575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576" calcext:value-type="float">
            <text:p>7576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577" calcext:value-type="float">
            <text:p>7577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578" calcext:value-type="float">
            <text:p>7578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588" calcext:value-type="float">
            <text:p>7588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723" calcext:value-type="float">
            <text:p>7723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727" calcext:value-type="float">
            <text:p>7727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728" calcext:value-type="float">
            <text:p>7728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735" calcext:value-type="float">
            <text:p>7735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737" calcext:value-type="float">
            <text:p>7737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782" calcext:value-type="float">
            <text:p>7782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28" calcext:value-type="float">
            <text:p>7828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30" calcext:value-type="float">
            <text:p>7830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32" calcext:value-type="float">
            <text:p>7832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38" calcext:value-type="float">
            <text:p>7838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46" calcext:value-type="float">
            <text:p>7846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48" calcext:value-type="float">
            <text:p>7848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53" calcext:value-type="float">
            <text:p>7853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59" calcext:value-type="float">
            <text:p>7859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61" calcext:value-type="float">
            <text:p>7861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62" calcext:value-type="float">
            <text:p>7862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63" calcext:value-type="float">
            <text:p>7863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65" calcext:value-type="float">
            <text:p>7865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68" calcext:value-type="float">
            <text:p>7868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69" calcext:value-type="float">
            <text:p>7869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77" calcext:value-type="float">
            <text:p>7877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78" calcext:value-type="float">
            <text:p>7878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82" calcext:value-type="float">
            <text:p>7882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83" calcext:value-type="float">
            <text:p>7883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86" calcext:value-type="float">
            <text:p>7886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88" calcext:value-type="float">
            <text:p>7888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97" calcext:value-type="float">
            <text:p>7897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898" calcext:value-type="float">
            <text:p>7898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915" calcext:value-type="float">
            <text:p>7915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916" calcext:value-type="float">
            <text:p>7916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988" calcext:value-type="float">
            <text:p>7988</text:p>
          </table:table-cell>
          <table:table-cell table:style-name="ce4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2" office:value-type="float" office:value="74183" calcext:value-type="float">
            <text:p>74183</text:p>
          </table:table-cell>
          <table:table-cell table:style-name="ce4" office:value-type="string" calcext:value-type="string">
            <text:p>Tismi</text:p>
          </table:table-cell>
          <table:table-cell table:number-columns-repeated="1022"/>
        </table:table-row>
        <table:table-row table:style-name="ro1">
          <table:table-cell table:style-name="ce2" office:value-type="float" office:value="74512" calcext:value-type="float">
            <text:p>74512</text:p>
          </table:table-cell>
          <table:table-cell table:style-name="ce4" office:value-type="string" calcext:value-type="string">
            <text:p>Tismi</text:p>
          </table:table-cell>
          <table:table-cell table:number-columns-repeated="1022"/>
        </table:table-row>
        <table:table-row table:style-name="ro1">
          <table:table-cell table:style-name="ce2" office:value-type="float" office:value="75206" calcext:value-type="float">
            <text:p>75206</text:p>
          </table:table-cell>
          <table:table-cell table:style-name="ce4" office:value-type="string" calcext:value-type="string">
            <text:p>Tismi</text:p>
          </table:table-cell>
          <table:table-cell table:number-columns-repeated="1022"/>
        </table:table-row>
        <table:table-row table:style-name="ro1">
          <table:table-cell table:style-name="ce2" office:value-type="float" office:value="74064" calcext:value-type="float">
            <text:p>74064</text:p>
          </table:table-cell>
          <table:table-cell table:style-name="ce4" office:value-type="string" calcext:value-type="string">
            <text:p>Titanium</text:p>
          </table:table-cell>
          <table:table-cell table:number-columns-repeated="1022"/>
        </table:table-row>
        <table:table-row table:style-name="ro1">
          <table:table-cell table:style-name="ce2" office:value-type="float" office:value="7408" calcext:value-type="float">
            <text:p>7408</text:p>
          </table:table-cell>
          <table:table-cell table:style-name="ce4" office:value-type="string" calcext:value-type="string">
            <text:p>Truphone</text:p>
          </table:table-cell>
          <table:table-cell table:number-columns-repeated="1022"/>
        </table:table-row>
        <table:table-row table:style-name="ro1">
          <table:table-cell table:style-name="ce2" office:value-type="float" office:value="74178" calcext:value-type="float">
            <text:p>74178</text:p>
          </table:table-cell>
          <table:table-cell table:style-name="ce4" office:value-type="string" calcext:value-type="string">
            <text:p>Truphone</text:p>
          </table:table-cell>
          <table:table-cell table:number-columns-repeated="1022"/>
        </table:table-row>
        <table:table-row table:style-name="ro1">
          <table:table-cell table:style-name="ce2" office:value-type="float" office:value="75594" calcext:value-type="float">
            <text:p>75594</text:p>
          </table:table-cell>
          <table:table-cell table:style-name="ce4" office:value-type="string" calcext:value-type="string">
            <text:p>Truphone</text:p>
          </table:table-cell>
          <table:table-cell table:number-columns-repeated="1022"/>
        </table:table-row>
        <table:table-row table:style-name="ro1">
          <table:table-cell table:style-name="ce2" office:value-type="float" office:value="79788" calcext:value-type="float">
            <text:p>79788</text:p>
          </table:table-cell>
          <table:table-cell table:style-name="ce4" office:value-type="string" calcext:value-type="string">
            <text:p>Truphone</text:p>
          </table:table-cell>
          <table:table-cell table:number-columns-repeated="1022"/>
        </table:table-row>
        <table:table-row table:style-name="ro1">
          <table:table-cell table:style-name="ce2" office:value-type="float" office:value="75378" calcext:value-type="float">
            <text:p>75378</text:p>
          </table:table-cell>
          <table:table-cell table:style-name="ce4" office:value-type="string" calcext:value-type="string">
            <text:p>TTNC</text:p>
          </table:table-cell>
          <table:table-cell table:number-columns-repeated="1022"/>
        </table:table-row>
        <table:table-row table:style-name="ro1">
          <table:table-cell table:style-name="ce2" office:value-type="float" office:value="75379" calcext:value-type="float">
            <text:p>75379</text:p>
          </table:table-cell>
          <table:table-cell table:style-name="ce4" office:value-type="string" calcext:value-type="string">
            <text:p>TTNC</text:p>
          </table:table-cell>
          <table:table-cell table:number-columns-repeated="1022"/>
        </table:table-row>
        <table:table-row table:style-name="ro1">
          <table:table-cell table:style-name="ce2" office:value-type="float" office:value="74516" calcext:value-type="float">
            <text:p>74516</text:p>
          </table:table-cell>
          <table:table-cell table:style-name="ce4" office:value-type="string" calcext:value-type="string">
            <text:p>UK Broadband</text:p>
          </table:table-cell>
          <table:table-cell table:number-columns-repeated="1022"/>
        </table:table-row>
        <table:table-row table:style-name="ro1">
          <table:table-cell table:style-name="ce2" office:value-type="float" office:value="74517" calcext:value-type="float">
            <text:p>74517</text:p>
          </table:table-cell>
          <table:table-cell table:style-name="ce4" office:value-type="string" calcext:value-type="string">
            <text:p>UK Broadband</text:p>
          </table:table-cell>
          <table:table-cell table:number-columns-repeated="1022"/>
        </table:table-row>
        <table:table-row table:style-name="ro1">
          <table:table-cell table:style-name="ce2" office:value-type="float" office:value="74172" calcext:value-type="float">
            <text:p>74172</text:p>
          </table:table-cell>
          <table:table-cell table:style-name="ce4" office:value-type="string" calcext:value-type="string">
            <text:p>UPA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8225" calcext:value-type="float">
            <text:p>78225</text:p>
          </table:table-cell>
          <table:table-cell table:style-name="ce4" office:value-type="string" calcext:value-type="string">
            <text:p>Vectone Network</text:p>
          </table:table-cell>
          <table:table-cell table:number-columns-repeated="1022"/>
        </table:table-row>
        <table:table-row table:style-name="ro1">
          <table:table-cell table:style-name="ce2" office:value-type="float" office:value="79785" calcext:value-type="float">
            <text:p>79785</text:p>
          </table:table-cell>
          <table:table-cell table:style-name="ce4" office:value-type="string" calcext:value-type="string">
            <text:p>Vectone Network</text:p>
          </table:table-cell>
          <table:table-cell table:number-columns-repeated="1022"/>
        </table:table-row>
        <table:table-row table:style-name="ro1">
          <table:table-cell table:style-name="ce2" office:value-type="float" office:value="74583" calcext:value-type="float">
            <text:p>74583</text:p>
          </table:table-cell>
          <table:table-cell table:style-name="ce4" office:value-type="string" calcext:value-type="string">
            <text:p>Virgin Mobile</text:p>
          </table:table-cell>
          <table:table-cell table:number-columns-repeated="1022"/>
        </table:table-row>
        <table:table-row table:style-name="ro1">
          <table:table-cell table:style-name="ce2" office:value-type="float" office:value="7407" calcext:value-type="float">
            <text:p>7407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23" calcext:value-type="float">
            <text:p>7423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25" calcext:value-type="float">
            <text:p>7425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35" calcext:value-type="float">
            <text:p>7435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36" calcext:value-type="float">
            <text:p>7436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37" calcext:value-type="float">
            <text:p>7437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42" calcext:value-type="float">
            <text:p>7442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43" calcext:value-type="float">
            <text:p>7443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44" calcext:value-type="float">
            <text:p>7444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67" calcext:value-type="float">
            <text:p>7467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68" calcext:value-type="float">
            <text:p>7468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69" calcext:value-type="float">
            <text:p>7469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70" calcext:value-type="float">
            <text:p>7470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71" calcext:value-type="float">
            <text:p>7471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00" calcext:value-type="float">
            <text:p>7500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01" calcext:value-type="float">
            <text:p>7501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02" calcext:value-type="float">
            <text:p>7502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03" calcext:value-type="float">
            <text:p>7503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374" calcext:value-type="float">
            <text:p>75374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51" calcext:value-type="float">
            <text:p>7551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52" calcext:value-type="float">
            <text:p>7552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53" calcext:value-type="float">
            <text:p>7553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54" calcext:value-type="float">
            <text:p>7554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55" calcext:value-type="float">
            <text:p>7555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57" calcext:value-type="float">
            <text:p>7557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70" calcext:value-type="float">
            <text:p>7570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84" calcext:value-type="float">
            <text:p>7584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85" calcext:value-type="float">
            <text:p>7585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86" calcext:value-type="float">
            <text:p>7586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587" calcext:value-type="float">
            <text:p>7587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17" calcext:value-type="float">
            <text:p>7717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21" calcext:value-type="float">
            <text:p>7721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33" calcext:value-type="float">
            <text:p>7733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41" calcext:value-type="float">
            <text:p>7741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47" calcext:value-type="float">
            <text:p>7747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48" calcext:value-type="float">
            <text:p>7748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60" calcext:value-type="float">
            <text:p>7760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65" calcext:value-type="float">
            <text:p>7765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66" calcext:value-type="float">
            <text:p>7766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67" calcext:value-type="float">
            <text:p>7767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68" calcext:value-type="float">
            <text:p>7768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69" calcext:value-type="float">
            <text:p>7769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70" calcext:value-type="float">
            <text:p>7770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71" calcext:value-type="float">
            <text:p>7771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74" calcext:value-type="float">
            <text:p>7774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75" calcext:value-type="float">
            <text:p>7775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76" calcext:value-type="float">
            <text:p>7776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78" calcext:value-type="float">
            <text:p>7778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80" calcext:value-type="float">
            <text:p>7780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85" calcext:value-type="float">
            <text:p>7785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86" calcext:value-type="float">
            <text:p>7786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87" calcext:value-type="float">
            <text:p>7787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88" calcext:value-type="float">
            <text:p>7788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89" calcext:value-type="float">
            <text:p>7789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95" calcext:value-type="float">
            <text:p>7795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96" calcext:value-type="float">
            <text:p>7796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98" calcext:value-type="float">
            <text:p>7798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799" calcext:value-type="float">
            <text:p>7799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10" calcext:value-type="float">
            <text:p>7810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18" calcext:value-type="float">
            <text:p>7818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23" calcext:value-type="float">
            <text:p>7823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24" calcext:value-type="float">
            <text:p>7824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25" calcext:value-type="float">
            <text:p>7825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26" calcext:value-type="float">
            <text:p>7826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27" calcext:value-type="float">
            <text:p>7827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31" calcext:value-type="float">
            <text:p>7831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33" calcext:value-type="float">
            <text:p>7833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36" calcext:value-type="float">
            <text:p>7836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67" calcext:value-type="float">
            <text:p>7867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76" calcext:value-type="float">
            <text:p>7876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79" calcext:value-type="float">
            <text:p>7879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80" calcext:value-type="float">
            <text:p>7880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81" calcext:value-type="float">
            <text:p>7881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84" calcext:value-type="float">
            <text:p>7884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87" calcext:value-type="float">
            <text:p>7887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899" calcext:value-type="float">
            <text:p>7899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900" calcext:value-type="float">
            <text:p>7900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901" calcext:value-type="float">
            <text:p>7901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909" calcext:value-type="float">
            <text:p>7909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917" calcext:value-type="float">
            <text:p>7917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918" calcext:value-type="float">
            <text:p>7918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919" calcext:value-type="float">
            <text:p>7919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920" calcext:value-type="float">
            <text:p>7920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979" calcext:value-type="float">
            <text:p>7979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990" calcext:value-type="float">
            <text:p>7990</text:p>
          </table:table-cell>
          <table:table-cell table:style-name="ce4" office:value-type="string" calcext:value-type="string">
            <text:p>Vodafone</text:p>
          </table:table-cell>
          <table:table-cell table:number-columns-repeated="1022"/>
        </table:table-row>
        <table:table-row table:style-name="ro1">
          <table:table-cell table:style-name="ce2" office:value-type="float" office:value="74574" calcext:value-type="float">
            <text:p>74574</text:p>
          </table:table-cell>
          <table:table-cell table:style-name="ce4" office:value-type="string" calcext:value-type="string">
            <text:p>Voicetec Systems</text:p>
          </table:table-cell>
          <table:table-cell table:number-columns-repeated="1022"/>
        </table:table-row>
        <table:table-row table:style-name="ro1">
          <table:table-cell table:style-name="ce2" office:value-type="float" office:value="74063" calcext:value-type="float">
            <text:p>74063</text:p>
          </table:table-cell>
          <table:table-cell table:style-name="ce4" office:value-type="string" calcext:value-type="string">
            <text:p>Vortex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4419" calcext:value-type="float">
            <text:p>74419</text:p>
          </table:table-cell>
          <table:table-cell table:style-name="ce4" office:value-type="string" calcext:value-type="string">
            <text:p>Voxbone</text:p>
          </table:table-cell>
          <table:table-cell table:number-columns-repeated="1022"/>
        </table:table-row>
        <table:table-row table:style-name="ro1">
          <table:table-cell table:style-name="ce2" office:value-type="float" office:value="79111" calcext:value-type="float">
            <text:p>79111</text:p>
          </table:table-cell>
          <table:table-cell table:style-name="ce4" office:value-type="string" calcext:value-type="string">
            <text:p>Wave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9117" calcext:value-type="float">
            <text:p>79117</text:p>
          </table:table-cell>
          <table:table-cell table:style-name="ce4" office:value-type="string" calcext:value-type="string">
            <text:p>Wave Telecom</text:p>
          </table:table-cell>
          <table:table-cell table:number-columns-repeated="1022"/>
        </table:table-row>
        <table:table-row table:style-name="ro1">
          <table:table-cell table:style-name="ce2" office:value-type="float" office:value="75370" calcext:value-type="float">
            <text:p>75370</text:p>
          </table:table-cell>
          <table:table-cell table:style-name="ce4" office:value-type="string" calcext:value-type="string">
            <text:p>Wavecrest</text:p>
          </table:table-cell>
          <table:table-cell table:number-columns-repeated="1022"/>
        </table:table-row>
        <table:table-row table:style-name="ro1">
          <table:table-cell table:style-name="ce2" office:value-type="float" office:value="75890" calcext:value-type="float">
            <text:p>75890</text:p>
          </table:table-cell>
          <table:table-cell table:style-name="ce4" office:value-type="string" calcext:value-type="string">
            <text:p>Yim Siam</text:p>
          </table:table-cell>
          <table:table-cell table:number-columns-repeated="1022"/>
        </table:table-row>
        <table:table-row table:style-name="ro1">
          <table:table-cell table:style-name="ce2" office:value-type="float" office:value="78933" calcext:value-type="float">
            <text:p>78933</text:p>
          </table:table-cell>
          <table:table-cell table:style-name="ce4" office:value-type="string" calcext:value-type="string">
            <text:p>Yim Siam</text:p>
          </table:table-cell>
          <table:table-cell table:number-columns-repeated="1022"/>
        </table:table-row>
        <table:table-row table:style-name="ro1">
          <table:table-cell table:style-name="ce2" office:value-type="float" office:value="74414" calcext:value-type="float">
            <text:p>74414</text:p>
          </table:table-cell>
          <table:table-cell table:style-name="ce4" office:value-type="string" calcext:value-type="string">
            <text:p>Zap Communications</text:p>
          </table:table-cell>
          <table:table-cell table:number-columns-repeated="1022"/>
        </table:table-row>
        <table:table-row table:style-name="ro1" table:number-rows-repeated="10478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1" table:data-type="automatic"/>
            <table:sort-by table:field-number="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2T15:13:46.373000000</meta:creation-date>
    <dc:date>2020-11-22T15:21:55.565000000</dc:date>
    <meta:editing-duration>PT8M13S</meta:editing-duration>
    <meta:editing-cycles>4</meta:editing-cycles>
    <meta:generator>LibreOffice/7.0.3.1$Windows_X86_64 LibreOffice_project/d7547858d014d4cf69878db179d326fc3483e082</meta:generator>
    <meta:document-statistic meta:table-count="1" meta:cell-count="1404" meta:object-count="0"/>
  </office:meta>
</office:document-meta>
</file>